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52.78mm" svg:y="66.07mm">
            <loext:p draw:notify-on-update-of-ranges="option_roi_result.B1:option_roi_result.B1 option_roi_result.B2:option_roi_result.B2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4.01mm" svg:y="65.6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60.82mm" svg:y="189.66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</text:p>
          </table:table-cell>
          <table:table-cell office:value-type="float" office:value="0.94995" calcext:value-type="float">
            <text:p>0.94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3</text:p>
          </table:table-cell>
          <table:table-cell office:value-type="float" office:value="0.94795" calcext:value-type="float">
            <text:p>0.947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4</text:p>
          </table:table-cell>
          <table:table-cell office:value-type="float" office:value="0.9897" calcext:value-type="float">
            <text:p>0.98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7</text:p>
          </table:table-cell>
          <table:table-cell office:value-type="float" office:value="1.00335" calcext:value-type="float">
            <text:p>1.00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8</text:p>
          </table:table-cell>
          <table:table-cell office:value-type="float" office:value="1.07825" calcext:value-type="float">
            <text:p>1.07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9</text:p>
          </table:table-cell>
          <table:table-cell office:value-type="float" office:value="1.01975" calcext:value-type="float">
            <text:p>1.01975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0</text:p>
          </table:table-cell>
          <table:table-cell office:value-type="float" office:value="0.9653" calcext:value-type="float">
            <text:p>0.9653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3/1/11</text:p>
          </table:table-cell>
          <table:table-cell office:value-type="float" office:value="0.9633" calcext:value-type="float">
            <text:p>0.9633</text:p>
          </table:table-cell>
          <table:table-cell/>
          <table:table-cell office:value-type="string" calcext:value-type="string">
            <text:p>隔日衝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1/14</text:p>
          </table:table-cell>
          <table:table-cell office:value-type="float" office:value="1.0958" calcext:value-type="float">
            <text:p>1.0958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1/15</text:p>
          </table:table-cell>
          <table:table-cell office:value-type="float" office:value="1.0913" calcext:value-type="float">
            <text:p>1.09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16</text:p>
          </table:table-cell>
          <table:table-cell office:value-type="float" office:value="1.022" calcext:value-type="float">
            <text:p>1.022</text:p>
          </table:table-cell>
          <table:table-cell/>
          <table:table-cell office:value-type="string" calcext:value-type="string">
            <text:p>多空6.6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1/17</text:p>
          </table:table-cell>
          <table:table-cell office:value-type="float" office:value="1.16955" calcext:value-type="float">
            <text:p>1.16955</text:p>
          </table:table-cell>
          <table:table-cell table:number-columns-repeated="9"/>
          <table:table-cell office:value-type="string" calcext:value-type="string">
            <text:p>只做空1.2x</text:p>
          </table:table-cell>
        </table:table-row>
        <table:table-row table:style-name="ro1">
          <table:table-cell office:value-type="string" calcext:value-type="string">
            <text:p>2013/1/18</text:p>
          </table:table-cell>
          <table:table-cell office:value-type="float" office:value="1.09605" calcext:value-type="float">
            <text:p>1.09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1</text:p>
          </table:table-cell>
          <table:table-cell office:value-type="float" office:value="1.0343" calcext:value-type="float">
            <text:p>1.0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2</text:p>
          </table:table-cell>
          <table:table-cell office:value-type="float" office:value="1.0299" calcext:value-type="float">
            <text:p>1.0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3</text:p>
          </table:table-cell>
          <table:table-cell office:value-type="float" office:value="1.02665" calcext:value-type="float">
            <text:p>1.026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4</text:p>
          </table:table-cell>
          <table:table-cell office:value-type="float" office:value="1.35785" calcext:value-type="float">
            <text:p>1.35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5</text:p>
          </table:table-cell>
          <table:table-cell office:value-type="float" office:value="1.35375" calcext:value-type="float">
            <text:p>1.3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8</text:p>
          </table:table-cell>
          <table:table-cell office:value-type="float" office:value="1.59035" calcext:value-type="float">
            <text:p>1.59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29</text:p>
          </table:table-cell>
          <table:table-cell office:value-type="float" office:value="1.86835" calcext:value-type="float">
            <text:p>1.86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30</text:p>
          </table:table-cell>
          <table:table-cell office:value-type="float" office:value="1.70635" calcext:value-type="float">
            <text:p>1.7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/31</text:p>
          </table:table-cell>
          <table:table-cell office:value-type="float" office:value="1.55845" calcext:value-type="float">
            <text:p>1.55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1</text:p>
          </table:table-cell>
          <table:table-cell office:value-type="float" office:value="1.44885" calcext:value-type="float">
            <text:p>1.448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4</text:p>
          </table:table-cell>
          <table:table-cell office:value-type="float" office:value="1.44385" calcext:value-type="float">
            <text:p>1.443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5</text:p>
          </table:table-cell>
          <table:table-cell office:value-type="float" office:value="1.4786" calcext:value-type="float">
            <text:p>1.47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6</text:p>
          </table:table-cell>
          <table:table-cell office:value-type="float" office:value="1.4731" calcext:value-type="float">
            <text:p>1.4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18</text:p>
          </table:table-cell>
          <table:table-cell office:value-type="float" office:value="1.37205" calcext:value-type="float">
            <text:p>1.37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19</text:p>
          </table:table-cell>
          <table:table-cell office:value-type="float" office:value="1.27595" calcext:value-type="float">
            <text:p>1.275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0</text:p>
          </table:table-cell>
          <table:table-cell office:value-type="float" office:value="1.2757" calcext:value-type="float">
            <text:p>1.27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1</text:p>
          </table:table-cell>
          <table:table-cell office:value-type="float" office:value="1.27195" calcext:value-type="float">
            <text:p>1.27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2</text:p>
          </table:table-cell>
          <table:table-cell office:value-type="float" office:value="1.27975" calcext:value-type="float">
            <text:p>1.2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3</text:p>
          </table:table-cell>
          <table:table-cell office:value-type="float" office:value="1.273" calcext:value-type="float">
            <text:p>1.2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5</text:p>
          </table:table-cell>
          <table:table-cell office:value-type="float" office:value="1.11265" calcext:value-type="float">
            <text:p>1.11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6</text:p>
          </table:table-cell>
          <table:table-cell office:value-type="float" office:value="1.04265" calcext:value-type="float">
            <text:p>1.04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2/27</text:p>
          </table:table-cell>
          <table:table-cell office:value-type="float" office:value="0.98145" calcext:value-type="float">
            <text:p>0.98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</text:p>
          </table:table-cell>
          <table:table-cell office:value-type="float" office:value="0.97945" calcext:value-type="float">
            <text:p>0.97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4</text:p>
          </table:table-cell>
          <table:table-cell office:value-type="float" office:value="0.88785" calcext:value-type="float">
            <text:p>0.88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5</text:p>
          </table:table-cell>
          <table:table-cell office:value-type="float" office:value="0.88535" calcext:value-type="float">
            <text:p>0.88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6</text:p>
          </table:table-cell>
          <table:table-cell office:value-type="float" office:value="0.94225" calcext:value-type="float">
            <text:p>0.94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7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string" calcext:value-type="string">
            <text:p>多4.4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3/3/8</text:p>
          </table:table-cell>
          <table:table-cell office:value-type="float" office:value="1.22165" calcext:value-type="float">
            <text:p>1.22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1</text:p>
          </table:table-cell>
          <table:table-cell office:value-type="float" office:value="1.41715" calcext:value-type="float">
            <text:p>1.41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2</text:p>
          </table:table-cell>
          <table:table-cell office:value-type="float" office:value="1.41215" calcext:value-type="float">
            <text:p>1.41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3</text:p>
          </table:table-cell>
          <table:table-cell office:value-type="float" office:value="1.31215" calcext:value-type="float">
            <text:p>1.31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4</text:p>
          </table:table-cell>
          <table:table-cell office:value-type="float" office:value="1.21975" calcext:value-type="float">
            <text:p>1.21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5</text:p>
          </table:table-cell>
          <table:table-cell office:value-type="float" office:value="1.2162" calcext:value-type="float">
            <text:p>1.2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8</text:p>
          </table:table-cell>
          <table:table-cell office:value-type="float" office:value="1.1346" calcext:value-type="float">
            <text:p>1.1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19</text:p>
          </table:table-cell>
          <table:table-cell office:value-type="float" office:value="1.06405" calcext:value-type="float">
            <text:p>1.064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0</text:p>
          </table:table-cell>
          <table:table-cell office:value-type="float" office:value="1.05935" calcext:value-type="float">
            <text:p>1.059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1</text:p>
          </table:table-cell>
          <table:table-cell office:value-type="float" office:value="0.99855" calcext:value-type="float">
            <text:p>0.99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2</text:p>
          </table:table-cell>
          <table:table-cell office:value-type="float" office:value="0.99565" calcext:value-type="float">
            <text:p>0.995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5</text:p>
          </table:table-cell>
          <table:table-cell office:value-type="float" office:value="0.992825" calcext:value-type="float">
            <text:p>0.992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6</text:p>
          </table:table-cell>
          <table:table-cell office:value-type="float" office:value="0.938425" calcext:value-type="float">
            <text:p>0.938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7</text:p>
          </table:table-cell>
          <table:table-cell office:value-type="float" office:value="0.889425" calcext:value-type="float">
            <text:p>0.889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8</text:p>
          </table:table-cell>
          <table:table-cell office:value-type="float" office:value="0.838725" calcext:value-type="float">
            <text:p>0.838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3/29</text:p>
          </table:table-cell>
          <table:table-cell office:value-type="float" office:value="0.92745" calcext:value-type="float">
            <text:p>0.927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</text:p>
          </table:table-cell>
          <table:table-cell office:value-type="float" office:value="0.92495" calcext:value-type="float">
            <text:p>0.924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</text:p>
          </table:table-cell>
          <table:table-cell office:value-type="float" office:value="0.84195" calcext:value-type="float">
            <text:p>0.84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3</text:p>
          </table:table-cell>
          <table:table-cell office:value-type="float" office:value="0.80675" calcext:value-type="float">
            <text:p>0.80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8</text:p>
          </table:table-cell>
          <table:table-cell office:value-type="float" office:value="0.7739" calcext:value-type="float">
            <text:p>0.7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9</text:p>
          </table:table-cell>
          <table:table-cell office:value-type="float" office:value="0.7439" calcext:value-type="float">
            <text:p>0.74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0</text:p>
          </table:table-cell>
          <table:table-cell office:value-type="float" office:value="0.7424" calcext:value-type="float">
            <text:p>0.7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1</text:p>
          </table:table-cell>
          <table:table-cell office:value-type="float" office:value="0.80415" calcext:value-type="float">
            <text:p>0.80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2</text:p>
          </table:table-cell>
          <table:table-cell office:value-type="float" office:value="0.77015" calcext:value-type="float">
            <text:p>0.770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5</text:p>
          </table:table-cell>
          <table:table-cell office:value-type="float" office:value="0.73725" calcext:value-type="float">
            <text:p>0.73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6</text:p>
          </table:table-cell>
          <table:table-cell office:value-type="float" office:value="0.80295" calcext:value-type="float">
            <text:p>0.80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7</text:p>
          </table:table-cell>
          <table:table-cell office:value-type="float" office:value="0.80095" calcext:value-type="float">
            <text:p>0.80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8</text:p>
          </table:table-cell>
          <table:table-cell office:value-type="float" office:value="0.84575" calcext:value-type="float">
            <text:p>0.84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19</text:p>
          </table:table-cell>
          <table:table-cell office:value-type="float" office:value="0.84185" calcext:value-type="float">
            <text:p>0.84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2</text:p>
          </table:table-cell>
          <table:table-cell office:value-type="float" office:value="0.839525" calcext:value-type="float">
            <text:p>0.83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3</text:p>
          </table:table-cell>
          <table:table-cell office:value-type="float" office:value="0.844875" calcext:value-type="float">
            <text:p>0.844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4</text:p>
          </table:table-cell>
          <table:table-cell office:value-type="float" office:value="0.849175" calcext:value-type="float">
            <text:p>0.849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5</text:p>
          </table:table-cell>
          <table:table-cell office:value-type="float" office:value="0.846125" calcext:value-type="float">
            <text:p>0.846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6</text:p>
          </table:table-cell>
          <table:table-cell office:value-type="float" office:value="0.843775" calcext:value-type="float">
            <text:p>0.843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29</text:p>
          </table:table-cell>
          <table:table-cell office:value-type="float" office:value="0.848375" calcext:value-type="float">
            <text:p>0.848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4/30</text:p>
          </table:table-cell>
          <table:table-cell office:value-type="float" office:value="0.936375" calcext:value-type="float">
            <text:p>0.936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</text:p>
          </table:table-cell>
          <table:table-cell office:value-type="float" office:value="0.933875" calcext:value-type="float">
            <text:p>0.933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3</text:p>
          </table:table-cell>
          <table:table-cell office:value-type="float" office:value="1.046175" calcext:value-type="float">
            <text:p>1.046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6</text:p>
          </table:table-cell>
          <table:table-cell office:value-type="float" office:value="1.045925" calcext:value-type="float">
            <text:p>1.045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7</text:p>
          </table:table-cell>
          <table:table-cell office:value-type="float" office:value="1.044725" calcext:value-type="float">
            <text:p>1.044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8</text:p>
          </table:table-cell>
          <table:table-cell office:value-type="float" office:value="1.039225" calcext:value-type="float">
            <text:p>1.039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9</text:p>
          </table:table-cell>
          <table:table-cell office:value-type="float" office:value="0.984225" calcext:value-type="float">
            <text:p>0.984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0</text:p>
          </table:table-cell>
          <table:table-cell office:value-type="float" office:value="0.981225" calcext:value-type="float">
            <text:p>0.981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3</text:p>
          </table:table-cell>
          <table:table-cell office:value-type="float" office:value="1.051225" calcext:value-type="float">
            <text:p>1.051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4</text:p>
          </table:table-cell>
          <table:table-cell office:value-type="float" office:value="0.990425" calcext:value-type="float">
            <text:p>0.990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5</text:p>
          </table:table-cell>
          <table:table-cell office:value-type="float" office:value="0.937025" calcext:value-type="float">
            <text:p>0.937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6</text:p>
          </table:table-cell>
          <table:table-cell office:value-type="float" office:value="1.059525" calcext:value-type="float">
            <text:p>1.05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17</text:p>
          </table:table-cell>
          <table:table-cell office:value-type="float" office:value="0.999525" calcext:value-type="float">
            <text:p>0.99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0</text:p>
          </table:table-cell>
          <table:table-cell office:value-type="float" office:value="0.944325" calcext:value-type="float">
            <text:p>0.944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1</text:p>
          </table:table-cell>
          <table:table-cell office:value-type="float" office:value="0.895575" calcext:value-type="float">
            <text:p>0.895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2</text:p>
          </table:table-cell>
          <table:table-cell office:value-type="float" office:value="0.850575" calcext:value-type="float">
            <text:p>0.850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3</text:p>
          </table:table-cell>
          <table:table-cell office:value-type="float" office:value="0.811875" calcext:value-type="float">
            <text:p>0.81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4</text:p>
          </table:table-cell>
          <table:table-cell office:value-type="float" office:value="0.779875" calcext:value-type="float">
            <text:p>0.779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7</text:p>
          </table:table-cell>
          <table:table-cell office:value-type="float" office:value="0.776525" calcext:value-type="float">
            <text:p>0.776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8</text:p>
          </table:table-cell>
          <table:table-cell office:value-type="float" office:value="0.744025" calcext:value-type="float">
            <text:p>0.744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29</text:p>
          </table:table-cell>
          <table:table-cell office:value-type="float" office:value="0.749075" calcext:value-type="float">
            <text:p>0.749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30</text:p>
          </table:table-cell>
          <table:table-cell office:value-type="float" office:value="0.746575" calcext:value-type="float">
            <text:p>0.746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5/31</text:p>
          </table:table-cell>
          <table:table-cell office:value-type="float" office:value="0.809225" calcext:value-type="float">
            <text:p>0.809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3</text:p>
          </table:table-cell>
          <table:table-cell office:value-type="float" office:value="0.889225" calcext:value-type="float">
            <text:p>0.889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4</text:p>
          </table:table-cell>
          <table:table-cell office:value-type="float" office:value="0.888975" calcext:value-type="float">
            <text:p>0.888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5</text:p>
          </table:table-cell>
          <table:table-cell office:value-type="float" office:value="0.907225" calcext:value-type="float">
            <text:p>0.907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6</text:p>
          </table:table-cell>
          <table:table-cell office:value-type="float" office:value="0.862725" calcext:value-type="float">
            <text:p>0.862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7</text:p>
          </table:table-cell>
          <table:table-cell office:value-type="float" office:value="0.861725" calcext:value-type="float">
            <text:p>0.861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0</text:p>
          </table:table-cell>
          <table:table-cell office:value-type="float" office:value="0.822275" calcext:value-type="float">
            <text:p>0.822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1</text:p>
          </table:table-cell>
          <table:table-cell office:value-type="float" office:value="0.821025" calcext:value-type="float">
            <text:p>0.821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3</text:p>
          </table:table-cell>
          <table:table-cell office:value-type="float" office:value="1.034775" calcext:value-type="float">
            <text:p>1.034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4</text:p>
          </table:table-cell>
          <table:table-cell office:value-type="float" office:value="0.975275" calcext:value-type="float">
            <text:p>0.975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7</text:p>
          </table:table-cell>
          <table:table-cell office:value-type="float" office:value="0.930275" calcext:value-type="float">
            <text:p>0.930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8</text:p>
          </table:table-cell>
          <table:table-cell office:value-type="float" office:value="0.887025" calcext:value-type="float">
            <text:p>0.887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19</text:p>
          </table:table-cell>
          <table:table-cell office:value-type="float" office:value="0.885775" calcext:value-type="float">
            <text:p>0.885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0</text:p>
          </table:table-cell>
          <table:table-cell office:value-type="float" office:value="0.936275" calcext:value-type="float">
            <text:p>0.93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1</text:p>
          </table:table-cell>
          <table:table-cell office:value-type="float" office:value="0.891275" calcext:value-type="float">
            <text:p>0.891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4</text:p>
          </table:table-cell>
          <table:table-cell office:value-type="float" office:value="0.993275" calcext:value-type="float">
            <text:p>0.99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5</text:p>
          </table:table-cell>
          <table:table-cell office:value-type="float" office:value="1.124075" calcext:value-type="float">
            <text:p>1.124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6</text:p>
          </table:table-cell>
          <table:table-cell office:value-type="float" office:value="1.059275" calcext:value-type="float">
            <text:p>1.059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7</text:p>
          </table:table-cell>
          <table:table-cell office:value-type="float" office:value="0.998475" calcext:value-type="float">
            <text:p>0.998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6/28</text:p>
          </table:table-cell>
          <table:table-cell office:value-type="float" office:value="0.945075" calcext:value-type="float">
            <text:p>0.945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</text:p>
          </table:table-cell>
          <table:table-cell office:value-type="float" office:value="0.900575" calcext:value-type="float">
            <text:p>0.900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</text:p>
          </table:table-cell>
          <table:table-cell office:value-type="float" office:value="0.899575" calcext:value-type="float">
            <text:p>0.899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3</text:p>
          </table:table-cell>
          <table:table-cell office:value-type="float" office:value="0.990925" calcext:value-type="float">
            <text:p>0.990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4</text:p>
          </table:table-cell>
          <table:table-cell office:value-type="float" office:value="0.987675" calcext:value-type="float">
            <text:p>0.987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5</text:p>
          </table:table-cell>
          <table:table-cell office:value-type="float" office:value="1.112475" calcext:value-type="float">
            <text:p>1.112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8</text:p>
          </table:table-cell>
          <table:table-cell office:value-type="float" office:value="1.109525" calcext:value-type="float">
            <text:p>1.10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9</text:p>
          </table:table-cell>
          <table:table-cell office:value-type="float" office:value="1.282025" calcext:value-type="float">
            <text:p>1.282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0</text:p>
          </table:table-cell>
          <table:table-cell office:value-type="float" office:value="1.495175" calcext:value-type="float">
            <text:p>1.495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1</text:p>
          </table:table-cell>
          <table:table-cell office:value-type="float" office:value="1.764675" calcext:value-type="float">
            <text:p>1.764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2</text:p>
          </table:table-cell>
          <table:table-cell office:value-type="float" office:value="1.753675" calcext:value-type="float">
            <text:p>1.753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5</text:p>
          </table:table-cell>
          <table:table-cell office:value-type="float" office:value="2.566375" calcext:value-type="float">
            <text:p>2.566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6</text:p>
          </table:table-cell>
          <table:table-cell office:value-type="float" office:value="2.561975" calcext:value-type="float">
            <text:p>2.561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7</text:p>
          </table:table-cell>
          <table:table-cell office:value-type="float" office:value="2.346375" calcext:value-type="float">
            <text:p>2.346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8</text:p>
          </table:table-cell>
          <table:table-cell office:value-type="float" office:value="2.152675" calcext:value-type="float">
            <text:p>2.152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19</text:p>
          </table:table-cell>
          <table:table-cell office:value-type="float" office:value="1.968175" calcext:value-type="float">
            <text:p>1.96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2</text:p>
          </table:table-cell>
          <table:table-cell office:value-type="float" office:value="2.386425" calcext:value-type="float">
            <text:p>2.386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3</text:p>
          </table:table-cell>
          <table:table-cell office:value-type="float" office:value="2.918325" calcext:value-type="float">
            <text:p>2.918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4</text:p>
          </table:table-cell>
          <table:table-cell office:value-type="float" office:value="2.656175" calcext:value-type="float">
            <text:p>2.656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5</text:p>
          </table:table-cell>
          <table:table-cell office:value-type="float" office:value="2.667675" calcext:value-type="float">
            <text:p>2.667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6</text:p>
          </table:table-cell>
          <table:table-cell office:value-type="float" office:value="3.277125" calcext:value-type="float">
            <text:p>3.277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29</text:p>
          </table:table-cell>
          <table:table-cell office:value-type="float" office:value="2.968275" calcext:value-type="float">
            <text:p>2.968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30</text:p>
          </table:table-cell>
          <table:table-cell office:value-type="float" office:value="2.976775" calcext:value-type="float">
            <text:p>2.976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7/31</text:p>
          </table:table-cell>
          <table:table-cell office:value-type="float" office:value="3.673925" calcext:value-type="float">
            <text:p>3.673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</text:p>
          </table:table-cell>
          <table:table-cell office:value-type="float" office:value="3.660675" calcext:value-type="float">
            <text:p>3.660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</text:p>
          </table:table-cell>
          <table:table-cell office:value-type="float" office:value="3.026575" calcext:value-type="float">
            <text:p>3.026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5</text:p>
          </table:table-cell>
          <table:table-cell office:value-type="float" office:value="2.755375" calcext:value-type="float">
            <text:p>2.75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6</text:p>
          </table:table-cell>
          <table:table-cell office:value-type="float" office:value="2.511575" calcext:value-type="float">
            <text:p>2.511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7</text:p>
          </table:table-cell>
          <table:table-cell office:value-type="float" office:value="2.298725" calcext:value-type="float">
            <text:p>2.298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8</text:p>
          </table:table-cell>
          <table:table-cell office:value-type="float" office:value="2.287975" calcext:value-type="float">
            <text:p>2.287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9</text:p>
          </table:table-cell>
          <table:table-cell office:value-type="float" office:value="1.927325" calcext:value-type="float">
            <text:p>1.927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2</text:p>
          </table:table-cell>
          <table:table-cell office:value-type="float" office:value="1.920825" calcext:value-type="float">
            <text:p>1.920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3</text:p>
          </table:table-cell>
          <table:table-cell office:value-type="float" office:value="2.853025" calcext:value-type="float">
            <text:p>2.853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4</text:p>
          </table:table-cell>
          <table:table-cell office:value-type="float" office:value="2.587025" calcext:value-type="float">
            <text:p>2.587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5</text:p>
          </table:table-cell>
          <table:table-cell office:value-type="float" office:value="2.363025" calcext:value-type="float">
            <text:p>2.363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6</text:p>
          </table:table-cell>
          <table:table-cell office:value-type="float" office:value="2.357025" calcext:value-type="float">
            <text:p>2.357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19</text:p>
          </table:table-cell>
          <table:table-cell office:value-type="float" office:value="2.352775" calcext:value-type="float">
            <text:p>2.352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0</text:p>
          </table:table-cell>
          <table:table-cell office:value-type="float" office:value="2.144875" calcext:value-type="float">
            <text:p>2.144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2</text:p>
          </table:table-cell>
          <table:table-cell office:value-type="float" office:value="1.963525" calcext:value-type="float">
            <text:p>1.963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3</text:p>
          </table:table-cell>
          <table:table-cell office:value-type="float" office:value="1.957475" calcext:value-type="float">
            <text:p>1.957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6</text:p>
          </table:table-cell>
          <table:table-cell office:value-type="float" office:value="1.953075" calcext:value-type="float">
            <text:p>1.95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7</text:p>
          </table:table-cell>
          <table:table-cell office:value-type="float" office:value="1.963075" calcext:value-type="float">
            <text:p>1.96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8</text:p>
          </table:table-cell>
          <table:table-cell office:value-type="float" office:value="2.373075" calcext:value-type="float">
            <text:p>2.373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29</text:p>
          </table:table-cell>
          <table:table-cell office:value-type="float" office:value="2.892175" calcext:value-type="float">
            <text:p>2.892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8/30</text:p>
          </table:table-cell>
          <table:table-cell office:value-type="float" office:value="3.563675" calcext:value-type="float">
            <text:p>3.563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</text:p>
          </table:table-cell>
          <table:table-cell office:value-type="float" office:value="4.437625" calcext:value-type="float">
            <text:p>4.437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3</text:p>
          </table:table-cell>
          <table:table-cell office:value-type="float" office:value="4.420875" calcext:value-type="float">
            <text:p>4.420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4</text:p>
          </table:table-cell>
          <table:table-cell office:value-type="float" office:value="4.011925" calcext:value-type="float">
            <text:p>4.01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5</text:p>
          </table:table-cell>
          <table:table-cell office:value-type="float" office:value="4.008175" calcext:value-type="float">
            <text:p>4.00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6</text:p>
          </table:table-cell>
          <table:table-cell office:value-type="float" office:value="4.661425" calcext:value-type="float">
            <text:p>4.661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9</text:p>
          </table:table-cell>
          <table:table-cell office:value-type="float" office:value="4.798525" calcext:value-type="float">
            <text:p>4.798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0</text:p>
          </table:table-cell>
          <table:table-cell office:value-type="float" office:value="4.328525" calcext:value-type="float">
            <text:p>4.328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1</text:p>
          </table:table-cell>
          <table:table-cell office:value-type="float" office:value="3.908525" calcext:value-type="float">
            <text:p>3.908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2</text:p>
          </table:table-cell>
          <table:table-cell office:value-type="float" office:value="3.543125" calcext:value-type="float">
            <text:p>3.543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3</text:p>
          </table:table-cell>
          <table:table-cell office:value-type="float" office:value="3.538425" calcext:value-type="float">
            <text:p>3.538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4</text:p>
          </table:table-cell>
          <table:table-cell office:value-type="float" office:value="3.538175" calcext:value-type="float">
            <text:p>3.53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6</text:p>
          </table:table-cell>
          <table:table-cell office:value-type="float" office:value="3.557825" calcext:value-type="float">
            <text:p>3.557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7</text:p>
          </table:table-cell>
          <table:table-cell office:value-type="float" office:value="3.557575" calcext:value-type="float">
            <text:p>3.557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18</text:p>
          </table:table-cell>
          <table:table-cell office:value-type="float" office:value="3.569525" calcext:value-type="float">
            <text:p>3.56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3</text:p>
          </table:table-cell>
          <table:table-cell office:value-type="float" office:value="3.227125" calcext:value-type="float">
            <text:p>3.227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4</text:p>
          </table:table-cell>
          <table:table-cell office:value-type="float" office:value="2.927875" calcext:value-type="float">
            <text:p>2.927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5</text:p>
          </table:table-cell>
          <table:table-cell office:value-type="float" office:value="2.914625" calcext:value-type="float">
            <text:p>2.914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6</text:p>
          </table:table-cell>
          <table:table-cell office:value-type="float" office:value="4.486075" calcext:value-type="float">
            <text:p>4.486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27</text:p>
          </table:table-cell>
          <table:table-cell office:value-type="float" office:value="4.454825" calcext:value-type="float">
            <text:p>4.454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9/30</text:p>
          </table:table-cell>
          <table:table-cell office:value-type="float" office:value="5.034825" calcext:value-type="float">
            <text:p>5.034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</text:p>
          </table:table-cell>
          <table:table-cell office:value-type="float" office:value="4.561825" calcext:value-type="float">
            <text:p>4.5618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</text:p>
          </table:table-cell>
          <table:table-cell office:value-type="float" office:value="4.547075" calcext:value-type="float">
            <text:p>4.547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3</text:p>
          </table:table-cell>
          <table:table-cell office:value-type="float" office:value="3.745475" calcext:value-type="float">
            <text:p>3.745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4</text:p>
          </table:table-cell>
          <table:table-cell office:value-type="float" office:value="3.727225" calcext:value-type="float">
            <text:p>3.727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7</text:p>
          </table:table-cell>
          <table:table-cell office:value-type="float" office:value="4.213475" calcext:value-type="float">
            <text:p>4.21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8</text:p>
          </table:table-cell>
          <table:table-cell office:value-type="float" office:value="4.227525" calcext:value-type="float">
            <text:p>4.227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9</text:p>
          </table:table-cell>
          <table:table-cell office:value-type="float" office:value="3.830625" calcext:value-type="float">
            <text:p>3.83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1</text:p>
          </table:table-cell>
          <table:table-cell office:value-type="float" office:value="3.472225" calcext:value-type="float">
            <text:p>3.472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4</text:p>
          </table:table-cell>
          <table:table-cell office:value-type="float" office:value="3.153475" calcext:value-type="float">
            <text:p>3.153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5</text:p>
          </table:table-cell>
          <table:table-cell office:value-type="float" office:value="3.133725" calcext:value-type="float">
            <text:p>3.133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6</text:p>
          </table:table-cell>
          <table:table-cell office:value-type="float" office:value="3.134475" calcext:value-type="float">
            <text:p>3.134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7</text:p>
          </table:table-cell>
          <table:table-cell office:value-type="float" office:value="2.600275" calcext:value-type="float">
            <text:p>2.600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18</text:p>
          </table:table-cell>
          <table:table-cell office:value-type="float" office:value="2.584525" calcext:value-type="float">
            <text:p>2.584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1</text:p>
          </table:table-cell>
          <table:table-cell office:value-type="float" office:value="2.520525" calcext:value-type="float">
            <text:p>2.520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2</text:p>
          </table:table-cell>
          <table:table-cell office:value-type="float" office:value="3.102625" calcext:value-type="float">
            <text:p>3.102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3</text:p>
          </table:table-cell>
          <table:table-cell office:value-type="float" office:value="2.811525" calcext:value-type="float">
            <text:p>2.811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4</text:p>
          </table:table-cell>
          <table:table-cell office:value-type="float" office:value="2.797525" calcext:value-type="float">
            <text:p>2.797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5</text:p>
          </table:table-cell>
          <table:table-cell office:value-type="float" office:value="2.311875" calcext:value-type="float">
            <text:p>2.31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8</text:p>
          </table:table-cell>
          <table:table-cell office:value-type="float" office:value="2.820625" calcext:value-type="float">
            <text:p>2.82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29</text:p>
          </table:table-cell>
          <table:table-cell office:value-type="float" office:value="3.458125" calcext:value-type="float">
            <text:p>3.45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30</text:p>
          </table:table-cell>
          <table:table-cell office:value-type="float" office:value="3.457875" calcext:value-type="float">
            <text:p>3.457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0/31</text:p>
          </table:table-cell>
          <table:table-cell office:value-type="float" office:value="3.464375" calcext:value-type="float">
            <text:p>3.46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</text:p>
          </table:table-cell>
          <table:table-cell office:value-type="float" office:value="3.128625" calcext:value-type="float">
            <text:p>3.128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4</text:p>
          </table:table-cell>
          <table:table-cell office:value-type="float" office:value="3.128375" calcext:value-type="float">
            <text:p>3.128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5</text:p>
          </table:table-cell>
          <table:table-cell office:value-type="float" office:value="2.857925" calcext:value-type="float">
            <text:p>2.857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6</text:p>
          </table:table-cell>
          <table:table-cell office:value-type="float" office:value="2.857675" calcext:value-type="float">
            <text:p>2.8576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7</text:p>
          </table:table-cell>
          <table:table-cell office:value-type="float" office:value="2.853275" calcext:value-type="float">
            <text:p>2.85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8</text:p>
          </table:table-cell>
          <table:table-cell office:value-type="float" office:value="2.593575" calcext:value-type="float">
            <text:p>2.593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1</text:p>
          </table:table-cell>
          <table:table-cell office:value-type="float" office:value="2.365575" calcext:value-type="float">
            <text:p>2.365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2</text:p>
          </table:table-cell>
          <table:table-cell office:value-type="float" office:value="2.160975" calcext:value-type="float">
            <text:p>2.160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3</text:p>
          </table:table-cell>
          <table:table-cell office:value-type="float" office:value="1.974225" calcext:value-type="float">
            <text:p>1.974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4</text:p>
          </table:table-cell>
          <table:table-cell office:value-type="float" office:value="1.814575" calcext:value-type="float">
            <text:p>1.814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5</text:p>
          </table:table-cell>
          <table:table-cell office:value-type="float" office:value="1.802575" calcext:value-type="float">
            <text:p>1.802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8</text:p>
          </table:table-cell>
          <table:table-cell office:value-type="float" office:value="1.875325" calcext:value-type="float">
            <text:p>1.875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19</text:p>
          </table:table-cell>
          <table:table-cell office:value-type="float" office:value="2.271325" calcext:value-type="float">
            <text:p>2.271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0</text:p>
          </table:table-cell>
          <table:table-cell office:value-type="float" office:value="2.075575" calcext:value-type="float">
            <text:p>2.075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1</text:p>
          </table:table-cell>
          <table:table-cell office:value-type="float" office:value="2.085875" calcext:value-type="float">
            <text:p>2.085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2</text:p>
          </table:table-cell>
          <table:table-cell office:value-type="float" office:value="2.073625" calcext:value-type="float">
            <text:p>2.073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5</text:p>
          </table:table-cell>
          <table:table-cell office:value-type="float" office:value="3.091925" calcext:value-type="float">
            <text:p>3.091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6</text:p>
          </table:table-cell>
          <table:table-cell office:value-type="float" office:value="3.802325" calcext:value-type="float">
            <text:p>3.802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7</text:p>
          </table:table-cell>
          <table:table-cell office:value-type="float" office:value="4.727875" calcext:value-type="float">
            <text:p>4.727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8</text:p>
          </table:table-cell>
          <table:table-cell office:value-type="float" office:value="5.392875" calcext:value-type="float">
            <text:p>5.392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1/29</text:p>
          </table:table-cell>
          <table:table-cell office:value-type="float" office:value="6.432875" calcext:value-type="float">
            <text:p>6.432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</text:p>
          </table:table-cell>
          <table:table-cell office:value-type="float" office:value="5.785525" calcext:value-type="float">
            <text:p>5.785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3</text:p>
          </table:table-cell>
          <table:table-cell office:value-type="float" office:value="5.752025" calcext:value-type="float">
            <text:p>5.752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4</text:p>
          </table:table-cell>
          <table:table-cell office:value-type="float" office:value="8.578125" calcext:value-type="float">
            <text:p>8.5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5</text:p>
          </table:table-cell>
          <table:table-cell office:value-type="float" office:value="7.694125" calcext:value-type="float">
            <text:p>7.694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6</text:p>
          </table:table-cell>
          <table:table-cell office:value-type="float" office:value="6.884875" calcext:value-type="float">
            <text:p>6.884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9</text:p>
          </table:table-cell>
          <table:table-cell office:value-type="float" office:value="6.204875" calcext:value-type="float">
            <text:p>6.204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0</text:p>
          </table:table-cell>
          <table:table-cell office:value-type="float" office:value="6.171625" calcext:value-type="float">
            <text:p>6.171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1</text:p>
          </table:table-cell>
          <table:table-cell office:value-type="float" office:value="9.384125" calcext:value-type="float">
            <text:p>9.384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2</text:p>
          </table:table-cell>
          <table:table-cell office:value-type="float" office:value="8.574125" calcext:value-type="float">
            <text:p>8.574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3</text:p>
          </table:table-cell>
          <table:table-cell office:value-type="float" office:value="8.573875" calcext:value-type="float">
            <text:p>8.573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6</text:p>
          </table:table-cell>
          <table:table-cell office:value-type="float" office:value="8.582375" calcext:value-type="float">
            <text:p>8.582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7</text:p>
          </table:table-cell>
          <table:table-cell office:value-type="float" office:value="8.579025" calcext:value-type="float">
            <text:p>8.5790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8</text:p>
          </table:table-cell>
          <table:table-cell office:value-type="float" office:value="8.578775" calcext:value-type="float">
            <text:p>8.578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19</text:p>
          </table:table-cell>
          <table:table-cell office:value-type="float" office:value="8.570525" calcext:value-type="float">
            <text:p>8.570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0</text:p>
          </table:table-cell>
          <table:table-cell office:value-type="float" office:value="8.567225" calcext:value-type="float">
            <text:p>8.567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3</text:p>
          </table:table-cell>
          <table:table-cell office:value-type="float" office:value="8.564725" calcext:value-type="float">
            <text:p>8.564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4</text:p>
          </table:table-cell>
          <table:table-cell office:value-type="float" office:value="8.514725" calcext:value-type="float">
            <text:p>8.514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5</text:p>
          </table:table-cell>
          <table:table-cell office:value-type="float" office:value="7.969475" calcext:value-type="float">
            <text:p>7.969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6</text:p>
          </table:table-cell>
          <table:table-cell office:value-type="float" office:value="7.467175" calcext:value-type="float">
            <text:p>7.467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27</text:p>
          </table:table-cell>
          <table:table-cell office:value-type="float" office:value="7.464775" calcext:value-type="float">
            <text:p>7.464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30</text:p>
          </table:table-cell>
          <table:table-cell office:value-type="float" office:value="7.164775" calcext:value-type="float">
            <text:p>7.164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3/12/31</text:p>
          </table:table-cell>
          <table:table-cell office:value-type="float" office:value="6.624775" calcext:value-type="float">
            <text:p>6.62477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 style:data-style-name="N2" text:time-value="13:05:32.228092406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3:08:51.078702953</dc:date>
    <meta:editing-duration>PT11M33S</meta:editing-duration>
    <meta:editing-cycles>2</meta:editing-cycles>
    <meta:generator>LibreOffice/5.1.6.2$Linux_X86_64 LibreOffice_project/10m0$Build-2</meta:generator>
    <meta:document-statistic meta:table-count="1" meta:cell-count="5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247" chart:data-source-has-labels="row" svg:x="0.32cm" svg:y="0.18cm" svg:width="13.646cm" svg:height="8.64cm">
          <chartooo:coordinate-region svg:x="0.756cm" svg:y="0.379cm" svg:width="12.7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247" chart:label-cell-address="option_roi_result.B1:option_roi_result.B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995">
                <text:p>0.94995</text:p>
                <draw:g>
                  <svg:desc>option_roi_result.B2:option_roi_result.B2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95">
                <text:p>0.94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35">
                <text:p>1.00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825">
                <text:p>1.0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975">
                <text:p>1.0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33">
                <text:p>0.9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58">
                <text:p>1.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13">
                <text:p>1.0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6955">
                <text:p>1.16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9605">
                <text:p>1.09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43">
                <text:p>1.0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99">
                <text:p>1.0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665">
                <text:p>1.0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5785">
                <text:p>1.35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5375">
                <text:p>1.35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9035">
                <text:p>1.59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6835">
                <text:p>1.868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0635">
                <text:p>1.70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5845">
                <text:p>1.558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4885">
                <text:p>1.44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4385">
                <text:p>1.44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786">
                <text:p>1.47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731">
                <text:p>1.4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7205">
                <text:p>1.37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7595">
                <text:p>1.27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757">
                <text:p>1.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7195">
                <text:p>1.27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7975">
                <text:p>1.27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1265">
                <text:p>1.11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265">
                <text:p>1.04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145">
                <text:p>0.98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945">
                <text:p>0.97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785">
                <text:p>0.88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8535">
                <text:p>0.885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4225">
                <text:p>0.942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2165">
                <text:p>1.22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715">
                <text:p>1.417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1215">
                <text:p>1.412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1215">
                <text:p>1.31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1975">
                <text:p>1.21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162">
                <text:p>1.2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346">
                <text:p>1.1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6405">
                <text:p>1.06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5935">
                <text:p>1.05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55">
                <text:p>0.99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65">
                <text:p>0.995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2825">
                <text:p>0.992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8425">
                <text:p>0.9384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9425">
                <text:p>0.889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8725">
                <text:p>0.838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2745">
                <text:p>0.927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495">
                <text:p>0.924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195">
                <text:p>0.84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675">
                <text:p>0.806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739">
                <text:p>0.7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439">
                <text:p>0.7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424">
                <text:p>0.7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0415">
                <text:p>0.804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7015">
                <text:p>0.770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725">
                <text:p>0.73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0295">
                <text:p>0.802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0095">
                <text:p>0.800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4575">
                <text:p>0.84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185">
                <text:p>0.84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39525">
                <text:p>0.8395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4875">
                <text:p>0.844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49175">
                <text:p>0.849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6125">
                <text:p>0.846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43775">
                <text:p>0.8437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8375">
                <text:p>0.848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6375">
                <text:p>0.936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3875">
                <text:p>0.933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46175">
                <text:p>1.046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45925">
                <text:p>1.045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44725">
                <text:p>1.044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39225">
                <text:p>1.039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84225">
                <text:p>0.984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81225">
                <text:p>0.981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51225">
                <text:p>1.0512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0425">
                <text:p>0.9904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025">
                <text:p>0.9370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59525">
                <text:p>1.059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525">
                <text:p>0.999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44325">
                <text:p>0.944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5575">
                <text:p>0.895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0575">
                <text:p>0.8505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11875">
                <text:p>0.81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79875">
                <text:p>0.779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76525">
                <text:p>0.776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44025">
                <text:p>0.7440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9075">
                <text:p>0.7490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46575">
                <text:p>0.7465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09225">
                <text:p>0.8092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9225">
                <text:p>0.889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88975">
                <text:p>0.8889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07225">
                <text:p>0.9072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62725">
                <text:p>0.8627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61725">
                <text:p>0.8617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22275">
                <text:p>0.822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21025">
                <text:p>0.8210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34775">
                <text:p>1.034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75275">
                <text:p>0.975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30275">
                <text:p>0.930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87025">
                <text:p>0.8870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85775">
                <text:p>0.8857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36275">
                <text:p>0.936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91275">
                <text:p>0.8912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3275">
                <text:p>0.9932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24075">
                <text:p>1.1240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59275">
                <text:p>1.059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98475">
                <text:p>0.998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5075">
                <text:p>0.9450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00575">
                <text:p>0.9005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99575">
                <text:p>0.8995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0925">
                <text:p>0.990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7675">
                <text:p>0.9876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12475">
                <text:p>1.112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109525">
                <text:p>1.1095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82025">
                <text:p>1.282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95175">
                <text:p>1.4951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764675">
                <text:p>1.7646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753675">
                <text:p>1.753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66375">
                <text:p>2.566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1975">
                <text:p>2.5619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346375">
                <text:p>2.346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52675">
                <text:p>2.1526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68175">
                <text:p>1.968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86425">
                <text:p>2.3864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918325">
                <text:p>2.9183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56175">
                <text:p>2.6561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667675">
                <text:p>2.6676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77125">
                <text:p>3.277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968275">
                <text:p>2.9682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976775">
                <text:p>2.976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73925">
                <text:p>3.6739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60675">
                <text:p>3.6606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26575">
                <text:p>3.0265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55375">
                <text:p>2.755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511575">
                <text:p>2.5115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98725">
                <text:p>2.298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87975">
                <text:p>2.2879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27325">
                <text:p>1.9273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920825">
                <text:p>1.920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53025">
                <text:p>2.853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587025">
                <text:p>2.5870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63025">
                <text:p>2.363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57025">
                <text:p>2.3570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52775">
                <text:p>2.3527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144875">
                <text:p>2.144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963525">
                <text:p>1.9635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957475">
                <text:p>1.957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953075">
                <text:p>1.953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963075">
                <text:p>1.9630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73075">
                <text:p>2.3730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92175">
                <text:p>2.8921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563675">
                <text:p>3.5636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437625">
                <text:p>4.437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420875">
                <text:p>4.420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11925">
                <text:p>4.0119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08175">
                <text:p>4.0081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661425">
                <text:p>4.6614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98525">
                <text:p>4.7985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328525">
                <text:p>4.328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08525">
                <text:p>3.9085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43125">
                <text:p>3.543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38425">
                <text:p>3.5384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38175">
                <text:p>3.5381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57825">
                <text:p>3.5578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557575">
                <text:p>3.5575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569525">
                <text:p>3.569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227125">
                <text:p>3.227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27875">
                <text:p>2.927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14625">
                <text:p>2.914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86075">
                <text:p>4.4860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54825">
                <text:p>4.4548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034825">
                <text:p>5.0348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61825">
                <text:p>4.5618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47075">
                <text:p>4.547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745475">
                <text:p>3.745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727225">
                <text:p>3.727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13475">
                <text:p>4.2134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227525">
                <text:p>4.2275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30625">
                <text:p>3.830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72225">
                <text:p>3.472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53475">
                <text:p>3.1534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33725">
                <text:p>3.133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34475">
                <text:p>3.1344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600275">
                <text:p>2.600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584525">
                <text:p>2.5845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20525">
                <text:p>2.5205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102625">
                <text:p>3.102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11525">
                <text:p>2.811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97525">
                <text:p>2.797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11875">
                <text:p>2.311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20625">
                <text:p>2.820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458125">
                <text:p>3.458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57875">
                <text:p>3.457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464375">
                <text:p>3.4643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28625">
                <text:p>3.128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28375">
                <text:p>3.128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857925">
                <text:p>2.857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57675">
                <text:p>2.8576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53275">
                <text:p>2.8532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593575">
                <text:p>2.5935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65575">
                <text:p>2.3655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60975">
                <text:p>2.1609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974225">
                <text:p>1.9742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814575">
                <text:p>1.8145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802575">
                <text:p>1.8025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75325">
                <text:p>1.8753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71325">
                <text:p>2.2713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75575">
                <text:p>2.0755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085875">
                <text:p>2.085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073625">
                <text:p>2.073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91925">
                <text:p>3.0919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802325">
                <text:p>3.8023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727875">
                <text:p>4.727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392875">
                <text:p>5.3928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432875">
                <text:p>6.4328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785525">
                <text:p>5.785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752025">
                <text:p>5.7520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578125">
                <text:p>8.5781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94125">
                <text:p>7.694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884875">
                <text:p>6.884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204875">
                <text:p>6.204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71625">
                <text:p>6.171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384125">
                <text:p>9.384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574125">
                <text:p>8.5741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573875">
                <text:p>8.573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582375">
                <text:p>8.5823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579025">
                <text:p>8.5790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578775">
                <text:p>8.5787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570525">
                <text:p>8.5705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567225">
                <text:p>8.567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564725">
                <text:p>8.5647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514725">
                <text:p>8.5147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969475">
                <text:p>7.9694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467175">
                <text:p>7.4671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464775">
                <text:p>7.4647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64775">
                <text:p>7.1647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624775">
                <text:p>6.6247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79cm" svg:width="12.639cm" svg:height="7.794cm"/>
          <chart:axis chart:dimension="x" chart:name="primary-x" chart:style-name="ch4" chartooo:axis-type="auto">
            <chart:categories table:cell-range-address="local-table.$A$2:.$A$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7" chart:label-cell-address="local-table.$B$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995">
                <text:p>0.949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795">
                <text:p>0.94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7">
                <text:p>0.9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335">
                <text:p>1.003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7825">
                <text:p>1.0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975">
                <text:p>1.01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33">
                <text:p>0.9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958">
                <text:p>1.0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58">
                <text:p>1.0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958">
                <text:p>1.09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958">
                <text:p>1.0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321">
                <text:p>1.0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751">
                <text:p>0.9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21">
                <text:p>0.9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26">
                <text:p>1.27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685">
                <text:p>1.2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85">
                <text:p>1.2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685">
                <text:p>1.2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685">
                <text:p>1.2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7415">
                <text:p>1.174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0565">
                <text:p>1.105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565">
                <text:p>1.105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0565">
                <text:p>1.10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024">
                <text:p>1.1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3975">
                <text:p>1.03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755">
                <text:p>0.97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7755">
                <text:p>0.977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73">
                <text:p>0.9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51">
                <text:p>0.9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115">
                <text:p>0.93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645">
                <text:p>0.926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8085">
                <text:p>0.88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8085">
                <text:p>0.88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8025">
                <text:p>0.878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2875">
                <text:p>0.872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72875">
                <text:p>0.872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72875">
                <text:p>0.872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72875">
                <text:p>0.872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70375">
                <text:p>0.870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26375">
                <text:p>0.926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22475">
                <text:p>0.922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22475">
                <text:p>0.922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825">
                <text:p>0.9278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7825">
                <text:p>0.927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24775">
                <text:p>0.9247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22425">
                <text:p>0.9224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22425">
                <text:p>0.9224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2425">
                <text:p>0.9224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22425">
                <text:p>0.9224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17225">
                <text:p>0.9172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16975">
                <text:p>0.9169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9725">
                <text:p>0.9197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14225">
                <text:p>0.914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70225">
                <text:p>0.870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70225">
                <text:p>0.870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4625">
                <text:p>0.964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1275">
                <text:p>0.9612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1275">
                <text:p>0.9612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1275">
                <text:p>0.9612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275">
                <text:p>0.9612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6575">
                <text:p>1.086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6575">
                <text:p>1.0865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6325">
                <text:p>1.0863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07075">
                <text:p>1.1070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07075">
                <text:p>1.1070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05325">
                <text:p>1.105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41275">
                <text:p>1.0412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9275">
                <text:p>1.039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81275">
                <text:p>1.3812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81275">
                <text:p>1.381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91275">
                <text:p>1.2912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213425">
                <text:p>1.2134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210925">
                <text:p>1.2109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11925">
                <text:p>1.3119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26925">
                <text:p>1.226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30925">
                <text:p>1.430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692525">
                <text:p>1.6925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562925">
                <text:p>1.562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45125">
                <text:p>1.445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42775">
                <text:p>1.3427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53775">
                <text:p>1.2537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51775">
                <text:p>1.2517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41775">
                <text:p>1.4417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41775">
                <text:p>1.4417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433325">
                <text:p>1.433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40925">
                <text:p>1.340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51525">
                <text:p>1.2515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61625">
                <text:p>1.4616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57625">
                <text:p>1.457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358425">
                <text:p>1.358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352425">
                <text:p>1.3524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352425">
                <text:p>1.3524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52425">
                <text:p>1.3524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52425">
                <text:p>1.352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46375">
                <text:p>1.346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41975">
                <text:p>1.3419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51975">
                <text:p>1.3519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63775">
                <text:p>1.2637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63775">
                <text:p>1.2637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63775">
                <text:p>1.263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63775">
                <text:p>1.2637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63775">
                <text:p>1.2637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63525">
                <text:p>1.2635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78375">
                <text:p>1.178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104875">
                <text:p>1.1048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01625">
                <text:p>1.1016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487075">
                <text:p>1.4870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79325">
                <text:p>1.4793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613475">
                <text:p>1.6134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501675">
                <text:p>1.5016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498175">
                <text:p>1.4981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6375">
                <text:p>1.3063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06375">
                <text:p>1.306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539725">
                <text:p>1.5397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429725">
                <text:p>1.4297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29725">
                <text:p>1.4297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422225">
                <text:p>1.4222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80575">
                <text:p>1.6805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80325">
                <text:p>1.6803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696075">
                <text:p>1.6960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695825">
                <text:p>1.6958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695575">
                <text:p>1.6955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563275">
                <text:p>1.5632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8775">
                <text:p>1.5587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8775">
                <text:p>1.558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569075">
                <text:p>1.5690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580575">
                <text:p>1.5805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580575">
                <text:p>1.5805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580325">
                <text:p>1.5803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572075">
                <text:p>1.5720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572075">
                <text:p>1.5720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569575">
                <text:p>1.5695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559075">
                <text:p>1.5590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4375">
                <text:p>1.444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42075">
                <text:p>1.442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42075">
                <text:p>1.4420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305575">
                <text:p>1.3055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08375">
                <text:p>1.208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0.756cm" svg:y="0.379cm" svg:width="12.93cm" svg:height="7.794cm"/>
          <chart:axis chart:dimension="x" chart:name="primary-x" chart:style-name="ch4" chartooo:axis-type="auto">
            <chart:categories table:cell-range-address="local-table.$A$2:.$A$2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47" chart:label-cell-address="local-table.$B$1" chart:class="chart:scatter">
            <chart:data-point chart:repeated="2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5">
                <text:p>0.9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88">
                <text:p>0.9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6365">
                <text:p>1.06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365">
                <text:p>1.063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365">
                <text:p>1.06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5925">
                <text:p>1.05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925">
                <text:p>1.05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5925">
                <text:p>1.05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925">
                <text:p>1.05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1395">
                <text:p>1.21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465">
                <text:p>1.39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8965">
                <text:p>1.28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8965">
                <text:p>1.28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8965">
                <text:p>1.28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854">
                <text:p>1.2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149">
                <text:p>1.3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1465">
                <text:p>1.314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1465">
                <text:p>1.31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1465">
                <text:p>1.314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109">
                <text:p>1.3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109">
                <text:p>1.3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039">
                <text:p>1.3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368">
                <text:p>1.1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633">
                <text:p>1.0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85">
                <text:p>0.99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65">
                <text:p>0.9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989">
                <text:p>0.8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64">
                <text:p>0.89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33">
                <text:p>0.9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5105">
                <text:p>0.95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4075">
                <text:p>1.240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4775">
                <text:p>1.44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4275">
                <text:p>1.442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3875">
                <text:p>1.33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4635">
                <text:p>1.246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428">
                <text:p>1.24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578">
                <text:p>1.1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49">
                <text:p>1.1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549">
                <text:p>1.1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801">
                <text:p>1.08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136">
                <text:p>1.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73">
                <text:p>0.9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1375">
                <text:p>1.061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57875">
                <text:p>1.057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5775">
                <text:p>0.945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97375">
                <text:p>0.897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53575">
                <text:p>0.8535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18575">
                <text:p>0.818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16575">
                <text:p>0.816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5775">
                <text:p>0.905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61575">
                <text:p>0.861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16925">
                <text:p>0.8169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04525">
                <text:p>0.904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04525">
                <text:p>0.904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04525">
                <text:p>0.904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04525">
                <text:p>0.904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022">
                <text:p>0.9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022">
                <text:p>0.90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111">
                <text:p>0.9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51">
                <text:p>1.01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21">
                <text:p>1.0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531">
                <text:p>1.15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531">
                <text:p>1.1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4915">
                <text:p>1.149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4915">
                <text:p>1.14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4915">
                <text:p>1.149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449">
                <text:p>1.1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769">
                <text:p>1.0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23">
                <text:p>1.01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89">
                <text:p>0.9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814">
                <text:p>1.08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14">
                <text:p>1.0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62">
                <text:p>0.9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137">
                <text:p>0.9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687">
                <text:p>0.86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6405">
                <text:p>0.764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155">
                <text:p>0.76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6155">
                <text:p>0.76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3155">
                <text:p>0.83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3155">
                <text:p>0.831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2955">
                <text:p>0.82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9315">
                <text:p>0.793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9315">
                <text:p>0.79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9315">
                <text:p>0.79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9315">
                <text:p>0.793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9315">
                <text:p>0.793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6165">
                <text:p>0.761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5625">
                <text:p>0.75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2505">
                <text:p>0.825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1705">
                <text:p>0.917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287">
                <text:p>1.02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717">
                <text:p>1.17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6595">
                <text:p>1.16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24">
                <text:p>1.59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665">
                <text:p>1.46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74135">
                <text:p>1.741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0861">
                <text:p>2.0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149">
                <text:p>1.91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264">
                <text:p>1.92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3327">
                <text:p>2.33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2825">
                <text:p>2.12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13675">
                <text:p>2.136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13675">
                <text:p>2.136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13675">
                <text:p>2.136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96125">
                <text:p>1.96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0305">
                <text:p>1.803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65995">
                <text:p>1.659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374">
                <text:p>1.5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314">
                <text:p>1.5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055">
                <text:p>1.33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268">
                <text:p>1.3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6505">
                <text:p>1.865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70925">
                <text:p>1.709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8125">
                <text:p>1.5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8125">
                <text:p>1.5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45765">
                <text:p>1.457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35535">
                <text:p>1.355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5535">
                <text:p>1.355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35535">
                <text:p>1.355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35535">
                <text:p>1.355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9535">
                <text:p>1.59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89965">
                <text:p>1.89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29065">
                <text:p>2.29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8014">
                <text:p>2.80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79165">
                <text:p>2.791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535">
                <text:p>2.5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55775">
                <text:p>2.557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9395">
                <text:p>2.9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01795">
                <text:p>3.017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4295">
                <text:p>2.742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9795">
                <text:p>2.497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49795">
                <text:p>2.497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9325">
                <text:p>2.49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1265">
                <text:p>2.51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124">
                <text:p>2.51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246">
                <text:p>2.5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51335">
                <text:p>2.513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3041">
                <text:p>2.30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31815">
                <text:p>2.31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12285">
                <text:p>2.122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5005">
                <text:p>1.95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938">
                <text:p>1.79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843">
                <text:p>1.78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78455">
                <text:p>1.784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4765">
                <text:p>1.647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63915">
                <text:p>1.639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1365">
                <text:p>1.613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61365">
                <text:p>1.613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9065">
                <text:p>1.49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8465">
                <text:p>1.484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782">
                <text:p>1.27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9095">
                <text:p>1.490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7597">
                <text:p>1.75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75945">
                <text:p>1.759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76595">
                <text:p>1.765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62375">
                <text:p>1.62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62375">
                <text:p>1.62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50185">
                <text:p>1.501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0185">
                <text:p>1.501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4977">
                <text:p>1.49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977">
                <text:p>1.4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8845">
                <text:p>1.388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908">
                <text:p>1.29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0365">
                <text:p>1.203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264">
                <text:p>1.12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1209">
                <text:p>1.12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15415">
                <text:p>1.154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34105">
                <text:p>1.341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497">
                <text:p>1.24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497">
                <text:p>1.24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4395">
                <text:p>1.243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72795">
                <text:p>1.727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06075">
                <text:p>2.060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49325">
                <text:p>2.493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01975">
                <text:p>3.0019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72775">
                <text:p>3.6727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25025">
                <text:p>3.325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307275">
                <text:p>3.3072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805825">
                <text:p>4.8058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332625">
                <text:p>4.332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901025">
                <text:p>3.901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506625">
                <text:p>3.506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489125">
                <text:p>3.489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441375">
                <text:p>5.4413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882475">
                <text:p>4.8824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882225">
                <text:p>4.8822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879225">
                <text:p>4.8792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875875">
                <text:p>4.8758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875875">
                <text:p>4.875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875875">
                <text:p>4.875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872575">
                <text:p>4.8725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872575">
                <text:p>4.8725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72575">
                <text:p>4.8725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72575">
                <text:p>4.8725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372575">
                <text:p>4.3725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370175">
                <text:p>4.3701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370175">
                <text:p>4.3701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370175">
                <text:p>4.37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